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e2ac" officeooo:paragraph-rsid="0015e2a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e2ac" officeooo:paragraph-rsid="0015e2ac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normal" officeooo:rsid="0017d0fe" officeooo:paragraph-rsid="0017d0fe" style:font-weight-asian="normal" style:font-weight-complex="normal"/>
    </style:style>
    <style:style style:name="P4" style:family="paragraph" style:parent-style-name="Text_20_body" style:list-style-name="L2">
      <style:text-properties fo:font-size="15pt" style:font-size-asian="15pt" style:font-size-complex="15pt"/>
    </style:style>
    <style:style style:name="P5" style:family="paragraph" style:parent-style-name="Text_20_body" style:list-style-name="L3">
      <style:text-properties fo:font-size="15pt" style:font-size-asian="15pt" style:font-size-complex="15pt"/>
    </style:style>
    <style:style style:name="P6" style:family="paragraph" style:parent-style-name="Text_20_body" style:list-style-name="L4">
      <style:text-properties fo:font-size="15pt" style:font-size-asian="15pt" style:font-size-complex="15pt"/>
    </style:style>
    <style:style style:name="P7" style:family="paragraph" style:parent-style-name="Text_20_body" style:list-style-name="L5">
      <style:text-properties fo:font-size="15pt" style:font-size-asian="15pt" style:font-size-complex="15pt"/>
    </style:style>
    <style:style style:name="P8" style:family="paragraph" style:parent-style-name="Text_20_body" style:list-style-name="L6">
      <style:text-properties fo:font-size="15pt" style:font-size-asian="15pt" style:font-size-complex="15pt"/>
    </style:style>
    <style:style style:name="P9" style:family="paragraph" style:parent-style-name="Text_20_body" style:list-style-name="L7">
      <style:text-properties fo:font-size="15pt" style:font-size-asian="15pt" style:font-size-complex="15pt"/>
    </style:style>
    <style:style style:name="P10" style:family="paragraph" style:parent-style-name="Text_20_body" style:list-style-name="L5">
      <style:paragraph-properties fo:text-align="center" style:justify-single-word="false"/>
      <style:text-properties fo:font-size="15pt" officeooo:rsid="00176411" officeooo:paragraph-rsid="00176411" style:font-size-asian="15pt" style:font-size-complex="15pt"/>
    </style:style>
    <style:style style:name="P11" style:family="paragraph" style:parent-style-name="Text_20_body">
      <style:text-properties fo:font-size="15pt" fo:font-weight="bold" officeooo:rsid="0015e2ac" officeooo:paragraph-rsid="0015e2ac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size="15pt" fo:font-weight="bold" officeooo:rsid="00176411" officeooo:paragraph-rsid="00176411" style:font-size-asian="15pt" style:font-weight-asian="bold" style:font-size-complex="15pt" style:font-weight-complex="bold"/>
    </style:style>
    <style:style style:name="P13" style:family="paragraph" style:parent-style-name="Text_20_body">
      <style:text-properties fo:font-size="15pt" fo:font-weight="normal" officeooo:rsid="0015e2ac" officeooo:paragraph-rsid="0015e2ac" style:font-size-asian="15pt" style:font-weight-asian="normal" style:font-size-complex="15pt" style:font-weight-complex="normal"/>
    </style:style>
    <style:style style:name="P14" style:family="paragraph" style:parent-style-name="Text_20_body">
      <style:text-properties fo:font-size="15pt" fo:font-weight="normal" officeooo:rsid="00176411" officeooo:paragraph-rsid="00176411" style:font-size-asian="15pt" style:font-weight-asian="normal" style:font-size-complex="15pt" style:font-weight-complex="normal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size="15pt" style:font-size-asian="15pt" style:font-size-complex="15pt"/>
    </style:style>
    <style:style style:name="P17" style:family="paragraph" style:parent-style-name="Text_20_body" style:list-style-name="L4">
      <style:paragraph-properties fo:margin-top="0cm" fo:margin-bottom="0cm" loext:contextual-spacing="false"/>
      <style:text-properties fo:font-size="15pt" style:font-size-asian="15pt" style:font-size-complex="15pt"/>
    </style:style>
    <style:style style:name="P18" style:family="paragraph" style:parent-style-name="Text_20_body" style:list-style-name="L5">
      <style:paragraph-properties fo:margin-top="0cm" fo:margin-bottom="0cm" loext:contextual-spacing="false"/>
      <style:text-properties fo:font-size="15pt" style:font-size-asian="15pt" style:font-size-complex="15pt"/>
    </style:style>
    <style:style style:name="P19" style:family="paragraph" style:parent-style-name="Text_20_body" style:list-style-name="L6">
      <style:paragraph-properties fo:margin-top="0cm" fo:margin-bottom="0cm" loext:contextual-spacing="false"/>
      <style:text-properties fo:font-size="15pt" style:font-size-asian="15pt" style:font-size-complex="15pt"/>
    </style:style>
    <style:style style:name="P20" style:family="paragraph" style:parent-style-name="Text_20_body" style:list-style-name="L7">
      <style:paragraph-properties fo:margin-top="0cm" fo:margin-bottom="0cm" loext:contextual-spacing="false"/>
      <style:text-properties fo:font-size="15pt" style:font-size-asian="15pt" style:font-size-complex="15pt"/>
    </style:style>
    <style:style style:name="P21" style:family="paragraph" style:parent-style-name="Heading_20_4">
      <style:paragraph-properties fo:text-align="start" style:justify-single-word="false"/>
      <style:text-properties fo:font-size="15pt" fo:font-weight="bold" officeooo:rsid="0015e2ac" officeooo:paragraph-rsid="0015e2ac" style:font-size-asian="15pt" style:font-weight-asian="bold" style:font-size-complex="15pt" style:font-weight-complex="bold"/>
    </style:style>
    <style:style style:name="P22" style:family="paragraph" style:parent-style-name="Heading_20_4">
      <style:text-properties fo:font-size="15pt" style:font-size-asian="15pt" style:font-size-complex="15pt"/>
    </style:style>
    <style:style style:name="P23" style:family="paragraph" style:parent-style-name="Heading_20_3">
      <style:paragraph-properties fo:text-align="center" style:justify-single-word="false"/>
      <style:text-properties fo:font-weight="bold" officeooo:rsid="0015e2ac" officeooo:paragraph-rsid="0015e2ac" style:font-weight-asian="bold" style:font-weight-complex="bold"/>
    </style:style>
    <style:style style:name="T1" style:family="text">
      <style:text-properties officeooo:rsid="0015e2ac"/>
    </style:style>
    <style:style style:name="T2" style:family="text">
      <style:text-properties officeooo:rsid="00176411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ёт по Task4.</text:p>
      <text:h text:style-name="P23" text:outline-level="3"><text:bookmark text:name="markdown-header-task4-python3"/>Вариант задания: интерпретатор языка Python3.</text:h>
      <text:p text:style-name="P1">Коротков Б.С., Рожков Н.О.</text:p>
      <text:h text:style-name="P21" text:outline-level="4"><text:bookmark text:name="markdown-header-_4"/>Замечания:</text:h>
      <text:list xml:id="list6871469422575085054" text:style-name="L1">
        <text:list-item>
          <text:p text:style-name="P16">В программе написанной на Питоне лучше не допускать лишних \n, потому что обработчик ошибок тогда будет выдавать неверную строку! </text:p>
        </text:list-item>
      </text:list>
      <text:h text:style-name="P22" text:outline-level="4"><text:bookmark text:name="markdown-header-_5"/>Лексический анализ:</text:h>
      <text:list xml:id="list1250577065565674318" text:style-name="L2">
        <text:list-item>
          <text:p text:style-name="P4">Решили не исправлять приведение string -&gt; char* и наоборот, т.к. это не критично (очень много моментов, которые пришлось бы пересмотреть). </text:p>
        </text:list-item>
      </text:list>
      <text:h text:style-name="P22" text:outline-level="4"><text:bookmark text:name="markdown-header-_6"/>Синтаксический анализ:</text:h>
      <text:list xml:id="list5527849234923388411" text:style-name="L3">
        <text:list-item>
          <text:p text:style-name="P5">Поправили соотношение табуляций. Теперь определяется правильность вложенности циклов(if-выражений). </text:p>
        </text:list-item>
      </text:list>
      <text:h text:style-name="P22" text:outline-level="4"><text:bookmark text:name="markdown-header-_7"/>Семантический анализ, реализованно:</text:h>
      <text:list xml:id="list4011078165464160436" text:style-name="L4">
        <text:list-item>
          <text:p text:style-name="P17">Соответствие кол-ва аргументов в функции, и при её вызове. </text:p>
        </text:list-item>
        <text:list-item>
          <text:p text:style-name="P17">Равенство типов переменных в выражениях (либо же их приведение). </text:p>
        </text:list-item>
        <text:list-item>
          <text:p text:style-name="P17">Правильная печать с помощью print (соотношение по типам). </text:p>
        </text:list-item>
        <text:list-item>
          <text:p text:style-name="P17">Аналогично с input. </text:p>
        </text:list-item>
        <text:list-item>
          <text:p text:style-name="P6">Разбор массивов. </text:p>
        </text:list-item>
      </text:list>
      <text:h text:style-name="P22" text:outline-level="4"><text:bookmark text:name="markdown-header-_8"/>Полиз, реализованно:</text:h>
      <text:list xml:id="list7089512975799360084" text:style-name="L5">
        <text:list-item>
          <text:p text:style-name="P18">Выражения любой вложенности (разбор любой скобочной последовательности). </text:p>
        </text:list-item>
        <text:list-item>
          <text:p text:style-name="P18">Циклы while любой вложенности друг в друге. </text:p>
        </text:list-item>
        <text:list-item>
          <text:p text:style-name="P18">if,elif,else выражения без вложенности. </text:p>
        </text:list-item>
        <text:list-item>
          <text:p text:style-name="P18">Функции и их вызов с метка входа и возврата в основной полиз. </text:p>
        </text:list-item>
        <text:list-item>
          <text:p text:style-name="P7">Print, input, массивы (но их скорее всего не будем трогать при реализации).</text:p>
          <text:p text:style-name="P10">1</text:p>
        </text:list-item>
      </text:list>
      <text:h text:style-name="P22" text:outline-level="4"><text:bookmark text:name="markdown-header-_9"/><text:soft-page-break/>Выполнение, реализованно:</text:h>
      <text:list xml:id="list1112730024013274354" text:style-name="L6">
        <text:list-item>
          <text:p text:style-name="P19">Выражения любой вложенности (разбор любой скобочной последовательности). </text:p>
        </text:list-item>
        <text:list-item>
          <text:p text:style-name="P19">Циклы while любой вложенности друг в друге. </text:p>
        </text:list-item>
        <text:list-item>
          <text:p text:style-name="P15"><text:span text:style-name="T3">Функции и их вызов с метка входа и возврата в основной полиз. </text:span><text:span text:style-name="Emphasis"><text:span text:style-name="T3">Особая реализация нескольких функций</text:span></text:span><text:span text:style-name="T3"> </text:span></text:p>
        </text:list-item>
        <text:list-item>
          <text:p text:style-name="P19">Print, input. </text:p>
        </text:list-item>
        <text:list-item>
          <text:p text:style-name="P19">Особые функции len,str,type. </text:p>
        </text:list-item>
        <text:list-item>
          <text:p text:style-name="P8">Умножение строки на число, сумма строк либо символов. </text:p>
        </text:list-item>
      </text:list>
      <text:h text:style-name="P22" text:outline-level="4"><text:bookmark text:name="markdown-header-git"/>GIT</text:h>
      <text:list xml:id="list8868928314291119316" text:style-name="L7">
        <text:list-item>
          <text:p text:style-name="P20">Создаём 2 новые ветки: KorBS, RojNO </text:p>
        </text:list-item>
        <text:list-item>
          <text:p text:style-name="P20">Каждый загружает туда свои версии программы, после чего мы объединяем их в единое целое. </text:p>
        </text:list-item>
        <text:list-item>
          <text:p text:style-name="P20">Объединили программу - увидели merge conflicts. Сложно что-то разобрать без графического интерфейса. </text:p>
        </text:list-item>
        <text:list-item>
          <text:p text:style-name="P9">Сделали merge. </text:p>
        </text:list-item>
      </text:list>
      <text:p text:style-name="P11">Синтаксис языка:</text:p>
      <text:p text:style-name="P13">0|…..|9 — цифры.<text:line-break/>A|…..|Z|a|…..|z - буквы.</text:p>
      <text:p text:style-name="P13">#|[|]|```|(|) - спецсимволы.</text:p>
      <text:p text:style-name="P13">@|$|!|!F|FARG — запрещённые имена.</text:p>
      <text:p text:style-name="P13">+|-|*|&lt;|&gt;|&lt;=|&gt;=|!<text:span text:style-name="T2">=|== - операции.</text:span></text:p>
      <text:p text:style-name="P12">Автоматы:</text:p>
      <text:p text:style-name="P14">См. фотографии, выложенные на bitbucket.org.</text:p>
      <text:p text:style-name="P14"/>
      <text:p text:style-name="P14"/>
      <text:p text:style-name="P14"/>
      <text:p text:style-name="P14"/>
      <text:p text:style-name="P3"><text:span text:style-name="T3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2:43:20.780037799</meta:creation-date>
    <dc:date>2018-05-11T12:56:50.287742357</dc:date>
    <meta:editing-duration>PT3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270" meta:character-count="1887" meta:non-whitespace-character-count="1659"/>
  </office:meta>
</office:document-meta>
</file>